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P1" style:family="paragraph" style:parent-style-name="Standard">
      <style:text-properties fo:font-size="13.5pt" fo:language="fr" fo:country="CA" style:font-name-asian="Liberation Sans" style:font-size-asian="13.5pt" style:font-size-complex="13.5pt"/>
    </style:style>
    <style:style style:name="P2" style:family="paragraph" style:parent-style-name="Standard">
      <style:paragraph-properties fo:line-height="200%"/>
    </style:style>
    <style:style style:name="P3" style:family="paragraph" style:parent-style-name="Heading_20_1" style:master-page-name="MP0">
      <style:paragraph-properties style:page-number="auto" fo:break-before="page"/>
      <style:text-properties fo:language="fr" fo:country="CA"/>
    </style:style>
    <style:style style:name="T1" style:family="text">
      <style:text-properties fo:color="#000000" fo:font-size="12pt" fo:language="fr" fo:country="CA" style:font-name-asian="Liberation Sans" style:font-size-asian="12pt" style:font-size-complex="12pt"/>
    </style:style>
    <style:style style:name="T2" style:family="text">
      <style:text-properties fo:color="#000000" style:font-name="Arial" fo:font-size="12pt" fo:language="fr" fo:country="CA" style:font-name-asian="Liberation Sans" style:font-size-asian="12pt" style:font-size-complex="12pt"/>
    </style:style>
    <style:style style:name="T3" style:family="text">
      <style:text-properties fo:font-size="13.5pt" fo:language="fr" fo:country="CA" style:font-name-asian="Liberation Sans" style:font-size-asian="13.5pt" style:font-size-complex="13.5pt"/>
    </style:style>
    <style:style style:name="T4" style:family="text">
      <style:text-properties fo:language="fr" fo:country="CA" style:font-name-asian="Liberation Sans"/>
    </style:style>
    <style:style style:name="T5" style:family="text">
      <style:text-properties fo:font-size="12pt" fo:language="fr" fo:country="CA" style:font-name-asian="Liberation Sans"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onclusion</text:h>
      <text:p text:style-name="P1"/>
      <text:p text:style-name="P2"><text:span text:style-name="Police_20_par_20_défaut"><text:span text:style-name="T2">Les différents bureaux de Windows sont moins performants en raison de tous les processus derrières les bureaux. Depuis les bureaux de Windows Vista, la version Aero avec le fond d’écran qui change, la transparence et la rotation 3D des fenêtres ouvertes utilisent beaucoup de ressource système. Tandis que Linux est beaucoup plus performant en raison de moins d’effet 3D. Il n’y a pas de fond d’écran qui change et si certaines librairies peuvent faire changer le fond d’écran, ces librairies sont moins lourdes pour le système. Pour ce qui est de l’ergonomie, Windows l’est beaucoup plus que Linux, car il est plus adapté pour des débutants. Il est plus facile de se retrouver sur Windows grâce au nombre de clic avant de se rendre dans une application. Tandis que Linux il se peut que vous vous perdiez un peu si vous êtes débutant. Certaines personnes qui sont plus avancé avec les ordinateurs préféreront Linux pour pouvoir modifier l'apparence du bureaux comme bon leur semble. Il suffit de quelqu'un qui se connaît en programmation qui va pouvoir modifier les librairies pour son propre besoin.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ja" style:country-asian="JP"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TakaoPGothic" style:font-size-asian="12pt" style:language-asian="ja" style:country-asian="JP"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language="fr" fo:country="CA"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ans_20_interligne" style:display-name="Sans interligne" style:family="paragraph">
      <style:paragraph-properties fo:hyphenation-ladder-count="no-limit"/>
      <style:text-properties fo:hyphenate="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Citation_20_Car" style:display-name="Citation Car" style:family="text" style:parent-style-name="Police_20_par_20_défaut">
      <style:text-properties fo:color="#000000" fo:font-style="italic" style:font-style-asian="italic"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véro</meta:initial-creator>
    <meta:creation-date>2013-03-12T23:08:00Z</meta:creation-date>
    <dc:date>2013-03-26T09:52:05</dc:date>
    <meta:editing-cycles>3</meta:editing-cycles>
    <meta:editing-duration>PT7H44M30S</meta:editing-duration>
    <meta:document-statistic meta:table-count="0" meta:image-count="0" meta:object-count="0" meta:page-count="1" meta:paragraph-count="2" meta:word-count="184" meta:character-count="1111" meta:non-whitespace-character-count="928"/>
    <meta:template xlink:type="simple" xlink:actuate="onRequest" xlink:title="" xlink:href="Normal"/>
  </office:meta>
</office:document-meta>
</file>